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" style:parent-style-name="Normal" style:family="paragraph">
      <style:paragraph-properties fo:margin-bottom="0in" fo:line-height="100%"/>
    </style:style>
    <style:style style:name="T4" style:parent-style-name="Accentuationintense" style:family="text">
      <style:text-properties style:font-name="Times New Roman" style:font-name-complex="Times New Roman" fo:font-size="12pt" style:font-size-asian="12pt" style:font-size-complex="12pt" style:language-asian="fr" style:country-asian="FR"/>
    </style:style>
    <style:style style:name="P5" style:parent-style-name="Normal" style:family="paragraph">
      <style:paragraph-properties fo:margin-bottom="0in" fo:line-height="100%"/>
    </style:style>
    <style:style style:name="T6" style:parent-style-name="Policepardéfau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T7" style:parent-style-name="Policepardéfau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T8" style:parent-style-name="Policepardéfau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T9" style:parent-style-name="Policepardéfau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T10" style:parent-style-name="Policepardéfau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" style:parent-style-name="Normal" style:family="paragraph">
      <style:paragraph-properties fo:margin-bottom="0in" fo:line-height="100%"/>
    </style:style>
    <style:style style:name="T13" style:parent-style-name="Policepardéfau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14" style:parent-style-name="Normal" style:family="paragraph">
      <style:paragraph-properties fo:margin-bottom="0in" fo:line-height="100%"/>
    </style:style>
    <style:style style:name="T15" style:parent-style-name="Policepardéfau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T16" style:parent-style-name="Policepardéfau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T17" style:parent-style-name="Policepardéfau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9" style:parent-style-name="Normal" style:family="paragraph">
      <style:paragraph-properties fo:margin-bottom="0in" fo:line-height="100%"/>
    </style:style>
    <style:style style:name="T20" style:parent-style-name="Policepardéfau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T21" style:parent-style-name="Policepardéfau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T22" style:parent-style-name="Policepardéfau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T23" style:parent-style-name="Policepardéfau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T24" style:parent-style-name="Policepardéfau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25" style:parent-style-name="Normal" style:family="paragraph">
      <style:paragraph-properties fo:margin-bottom="0in" fo:line-height="100%"/>
    </style:style>
    <style:style style:name="T26" style:parent-style-name="Policepardéfau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8" style:parent-style-name="Titre2" style:family="paragraph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0" style:parent-style-name="Normal" style:family="paragraph">
      <style:paragraph-properties fo:margin-bottom="0in" fo:line-height="100%"/>
    </style:style>
    <style:style style:name="T31" style:parent-style-name="Policepardéfau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3" style:parent-style-name="Normal" style:family="paragraph">
      <style:paragraph-properties fo:margin-bottom="0in" fo:line-height="100%"/>
    </style:style>
    <style:style style:name="T34" style:parent-style-name="Policepardéfau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T35" style:parent-style-name="Policepardéfau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7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38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39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40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41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42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43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44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45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46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47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48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49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50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51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52" style:parent-style-name="Normal" style:family="paragraph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h text:style-name="P1" text:outline-level="1">Rapport préliminaire du PROJET D'INTÉGRATION</text:h>
      <text:p text:style-name="P2"/>
      <text:p text:style-name="P3"><text:span text:style-name="T4">Introduction :</text:span></text:p>
      <text:p text:style-name="P5"><text:span text:style-name="T6">Dans le cadre du projet d’intégration<text:s/></text:span><text:span text:style-name="T7">proposé par</text:span><text:span text:style-name="T8"><text:s/>le professeur chargé du cour<text:s/></text:span><text:span text:style-name="T9">Mr Roland</text:span><text:span text:style-name="T10">, nous allons être  évalués sur nos compétences techniques et analytiques durement acquises au long de cette unité et de celles qui ont précédé.</text:span></text:p>
      <text:p text:style-name="P11"/>
      <text:p text:style-name="P12"><text:span text:style-name="T13">Le projet qui nous a été proposé a été inspiré d'un cas réel click fablab,</text:span></text:p>
      <text:p text:style-name="P14"><text:span text:style-name="T15">Cette</text:span><text:span text:style-name="T16"><text:s/>application web permet à ces employés de louer des équipements et d’avoir une vue globale sur les utilisateurs et la gestion des<text:s/></text:span><text:span text:style-name="T17">factures.</text:span></text:p>
      <text:p text:style-name="P18"/>
      <text:p text:style-name="P19"><text:span text:style-name="T20"> Le cahier des charges nous impose de déterminer une partie analytique et<text:s/></text:span><text:span text:style-name="T21">une partie relative</text:span><text:span text:style-name="T22"><text:s/>au choix des technologies web sollicitées lors de la<text:s/></text:span><text:span text:style-name="T23">réalisation</text:span><text:span text:style-name="T24"><text:s/>du projet.</text:span></text:p>
      <text:p text:style-name="P25"><text:span text:style-name="T26">Sachant qu’on est en phase préliminaire du projet, le choix de ces technologies et de l’analyse peut évoluer en fonction du projet et des encombres rencontrés lors de sa réalisation.</text:span></text:p>
      <text:p text:style-name="P27"/>
      <text:h text:style-name="P28" text:outline-level="2">Fonctionnalités de<text:s/>l’application :</text:h>
      <text:p text:style-name="P29"/>
      <text:p text:style-name="P30"><text:span text:style-name="T31">Une étude comparative des applications qui existent déjà, nous permet de comprendre comment ce genre d’application fonctionne. </text:span></text:p>
      <text:p text:style-name="P32"/>
      <text:p text:style-name="P33"><text:span text:style-name="T34">Elle se présente<text:s/></text:span><text:span text:style-name="T35">ainsi :</text:span></text:p>
      <text:p text:style-name="P36"><text:line-break/></text:p>
      <text:list text:style-name="LFO5" text:continue-numbering="true">
        <text:list-item>
          <text:p text:style-name="P37">Acteurs</text:p>
          <text:list text:continue-numbering="true">
            <text:list-item>
              <text:p text:style-name="P38">L’internaute pourra consulter librement la page d’accueil en affichant les équipements, les tarifs et les données de la société.</text:p>
            </text:list-item>
            <text:list-item>
              <text:p text:style-name="P39">Différents<text:s/>rôles</text:p>
              <text:list text:continue-numbering="true">
                <text:list-item>
                  <text:p text:style-name="P40">Membre</text:p>
                  <text:list text:continue-numbering="true">
                    <text:list-item>
                      <text:p text:style-name="P41">Doit<text:s/>impérativement se connecter à son compte<text:s/>afin de  louer l’équipement désiré ou lister les équipements et aussi consulter ses données tel que la facture ou celles liés à la société</text:p>
                    </text:list-item>
                  </text:list>
                </text:list-item>
                <text:list-item>
                  <text:p text:style-name="P42">Manager </text:p>
                  <text:list text:continue-numbering="true">
                    <text:list-item>
                      <text:p text:style-name="P43">Créer, supprimer et modifier un ou<text:s/>plusieurs équipements, loué un équipement pour un membre</text:p>
                    </text:list-item>
                    <text:list-item>
                      <text:p text:style-name="P44">Affiche<text:s/>la liste des membres </text:p>
                    </text:list-item>
                    <text:list-item>
                      <text:p text:style-name="P45">Attribue<text:s/>les rôles</text:p>
                    </text:list-item>
                    <text:list-item>
                      <text:p text:style-name="P46">Générer, liste et supprimer une facture</text:p>
                    </text:list-item>
                    <text:list-item>
                      <text:p text:style-name="P47">Afficher, supprimer et Modifier<text:s/>après<text:s/>suppression les utilisations d’un équipement</text:p>
                    </text:list-item>
                  </text:list>
                </text:list-item>
                <text:list-item>
                  <text:p text:style-name="P48">Comptable</text:p>
                  <text:list text:continue-numbering="true">
                    <text:list-item>
                      <text:p text:style-name="P49">Affiche la liste des membres, les utilisations et les factures</text:p>
                    </text:list-item>
                  </text:list>
                </text:list-item>
                <text:list-item>
                  <text:p text:style-name="P50">Et<text:s/>d’autres rôles qu’on peut définir ultérieurement en raison de l’évolution de la société et de ses besoins</text:p>
                </text:list-item>
              </text:list>
            </text:list-item>
          </text:list>
        </text:list-item>
        <text:list-item>
          <text:p text:style-name="P51">À son tour, l’application devra répondre à toutes les exigences définit par le cahier des charges</text:p>
        </text:list-item>
      </text:list>
      <text:p text:style-name="P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4472C4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ourier New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Courier New" fo:font-size="10pt" style:font-size-asian="10pt"/>
    </style:style>
    <style:style style:name="WW_CharLFO2LVL2" style:family="text">
      <style:text-properties style:font-name="Wingdings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Courier New" fo:font-size="10pt" style:font-size-asian="10pt"/>
    </style:style>
    <style:style style:name="WW_CharLFO3LVL2" style:family="text">
      <style:text-properties style:font-name="Wingdings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Courier New" fo:font-size="10pt" style:font-size-asian="10pt"/>
    </style:style>
    <style:style style:name="WW_CharLFO4LVL2" style:family="text">
      <style:text-properties style:font-name="Wingdings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Courier New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bdelilah Zaidi</meta:initial-creator>
    <dc:creator>Abdelilah Zaidi</dc:creator>
    <meta:creation-date>2021-10-22T10:33:00Z</meta:creation-date>
    <dc:date>2021-10-22T11:03:00Z</dc:date>
    <meta:template xlink:href="Normal" xlink:type="simple"/>
    <meta:editing-cycles>2</meta:editing-cycles>
    <meta:editing-duration>PT1800S</meta:editing-duration>
    <meta:document-statistic meta:page-count="1" meta:paragraph-count="3" meta:word-count="301" meta:character-count="1959" meta:row-count="13" meta:non-whitespace-character-count="1661"/>
  </office:meta>
</office:document-meta>
</file>